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1b2" officeooo:paragraph-rsid="000061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ilding block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21:55.336473870</meta:creation-date>
    <dc:date>2022-06-15T14:22:13.915157189</dc:date>
    <meta:editing-duration>PT19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7.2.7.2$Linux_X86_64 LibreOffice_project/20$Build-2</meta:generator>
  </office:meta>
</office:document-meta>
</file>